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center" style:justify-single-word="false"/>
      <style:text-properties fo:font-size="18pt" fo:font-weight="bold" officeooo:rsid="0009cd76" officeooo:paragraph-rsid="000737c2" style:font-size-asian="18pt" style:font-weight-asian="bold" style:font-size-complex="18pt" style:font-weight-complex="bold"/>
    </style:style>
    <style:style style:name="P3" style:family="paragraph" style:parent-style-name="Standard">
      <style:text-properties officeooo:rsid="0009cd76" officeooo:paragraph-rsid="000737c2"/>
    </style:style>
    <style:style style:name="P4" style:family="paragraph" style:parent-style-name="Standard">
      <style:text-properties officeooo:rsid="0009cd76" officeooo:paragraph-rsid="000a71c1"/>
    </style:style>
    <style:style style:name="P5" style:family="paragraph" style:parent-style-name="Standard">
      <style:text-properties officeooo:rsid="000a736a" officeooo:paragraph-rsid="000737c2"/>
    </style:style>
    <style:style style:name="P6" style:family="paragraph" style:parent-style-name="Standard">
      <style:text-properties officeooo:rsid="000a736a" officeooo:paragraph-rsid="000a71c1"/>
    </style:style>
    <style:style style:name="P7" style:family="paragraph" style:parent-style-name="Standard">
      <style:text-properties officeooo:rsid="00837500" officeooo:paragraph-rsid="000737c2"/>
    </style:style>
    <style:style style:name="P8" style:family="paragraph" style:parent-style-name="Standard">
      <style:text-properties fo:font-weight="bold" officeooo:rsid="000da852" officeooo:paragraph-rsid="000a71c1" style:font-weight-asian="bold" style:font-weight-complex="bold"/>
    </style:style>
    <style:style style:name="P9" style:family="paragraph" style:parent-style-name="Table_20_Contents">
      <style:paragraph-properties fo:text-align="center" style:justify-single-word="false"/>
      <style:text-properties fo:font-weight="bold" officeooo:rsid="000da852" officeooo:paragraph-rsid="000a71c1" style:font-weight-asian="bold" style:font-weight-complex="bold"/>
    </style:style>
    <style:style style:name="P10" style:family="paragraph" style:parent-style-name="Table_20_Contents">
      <style:text-properties officeooo:rsid="005b63b5" officeooo:paragraph-rsid="000a71c1"/>
    </style:style>
    <style:style style:name="P11" style:family="paragraph" style:parent-style-name="Table_20_Contents">
      <style:text-properties officeooo:rsid="00588bcd" officeooo:paragraph-rsid="000a71c1"/>
    </style:style>
    <style:style style:name="P12" style:family="paragraph" style:parent-style-name="Table_20_Contents">
      <style:text-properties officeooo:rsid="0058a569" officeooo:paragraph-rsid="000a71c1"/>
    </style:style>
    <style:style style:name="P13" style:family="paragraph" style:parent-style-name="Table_20_Contents">
      <style:text-properties officeooo:paragraph-rsid="000a71c1"/>
    </style:style>
    <style:style style:name="P14" style:family="paragraph" style:parent-style-name="Table_20_Contents">
      <style:text-properties officeooo:rsid="000c4c8d" officeooo:paragraph-rsid="000c4c8d"/>
    </style:style>
    <style:style style:name="P15" style:family="paragraph" style:parent-style-name="Table_20_Contents">
      <style:text-properties officeooo:rsid="0011b543"/>
    </style:style>
    <style:style style:name="P16" style:family="paragraph" style:parent-style-name="Title">
      <style:text-properties officeooo:rsid="00093616" officeooo:paragraph-rsid="00093616"/>
    </style:style>
    <style:style style:name="P17" style:family="paragraph" style:parent-style-name="Footer">
      <style:text-properties officeooo:rsid="0059366c" officeooo:paragraph-rsid="000737c2"/>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31aa3" style:font-weight-asian="bold" style:font-weight-complex="bold"/>
    </style:style>
    <style:style style:name="T3" style:family="text">
      <style:text-properties fo:font-weight="bold" officeooo:rsid="000a736a" style:font-weight-asian="bold" style:font-weight-complex="bold"/>
    </style:style>
    <style:style style:name="T4" style:family="text">
      <style:text-properties officeooo:rsid="004d5ae7"/>
    </style:style>
    <style:style style:name="T5" style:family="text">
      <style:text-properties officeooo:rsid="0085010f"/>
    </style:style>
    <style:style style:name="T6" style:family="text">
      <style:text-properties officeooo:rsid="0050ba42"/>
    </style:style>
    <style:style style:name="T7" style:family="text">
      <style:text-properties officeooo:rsid="000a736a"/>
    </style:style>
    <style:style style:name="T8" style:family="text">
      <style:text-properties officeooo:rsid="005cc12c"/>
    </style:style>
    <style:style style:name="T9" style:family="text">
      <style:text-properties officeooo:rsid="000a8db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Projet <text:span text:style-name="T4">AlpaReserv'</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Architecture du systè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Identifiant :</text:span> <text:span text:style-name="T5">M1TIIL-AlpaReserv-Structure</text:span></text:p>
      <text:p text:style-name="P5"/>
      <text:p text:style-name="P3"><text:span text:style-name="T2">Rédacteurs</text:span><text:span text:style-name="T1"> :</text:span> <text:span text:style-name="T6">Amadou Ada DIENE</text:span></text:p>
      <text:p text:style-name="P3"><text:span text:style-name="T1">Relecteurs :</text:span> </text:p>
      <text:p text:style-name="Standard"/>
      <text:p text:style-name="Standard"/>
      <text:p text:style-name="Standard"/>
      <text:p text:style-name="P4"><text:soft-page-break/><text:span text:style-name="T1">Version :</text:span> 1.<text:span text:style-name="T9">0</text:span></text:p>
      <text:p text:style-name="P4"><text:span text:style-name="T3">Date de création :</text:span><text:span text:style-name="T7"> 12/03/2014</text:span></text:p>
      <text:p text:style-name="P8">Mise à jour : <text:line-break/></text:p>
      <table:table table:name="MaJ" table:style-name="MaJ">
        <table:table-column table:style-name="MaJ.A"/>
        <table:table-column table:style-name="MaJ.B"/>
        <table:table-column table:style-name="MaJ.C"/>
        <table:table-row>
          <table:table-cell table:style-name="MaJ.A1" office:value-type="string">
            <text:p text:style-name="P9">Date</text:p>
          </table:table-cell>
          <table:table-cell table:style-name="MaJ.A1" office:value-type="string">
            <text:p text:style-name="P9">Rédacteur</text:p>
          </table:table-cell>
          <table:table-cell table:style-name="MaJ.C1" office:value-type="string">
            <text:p text:style-name="P9">Informations</text:p>
          </table:table-cell>
        </table:table-row>
        <table:table-row>
          <table:table-cell table:style-name="MaJ.A2" office:value-type="string">
            <text:p text:style-name="P10">10/03/2014</text:p>
          </table:table-cell>
          <table:table-cell table:style-name="MaJ.A2" office:value-type="string">
            <text:p text:style-name="P14">Julien CAMENEN</text:p>
          </table:table-cell>
          <table:table-cell table:style-name="MaJ.C2" office:value-type="string">
            <text:p text:style-name="P10">Création init<text:span text:style-name="T8">i</text:span>ale du document</text:p>
          </table:table-cell>
        </table:table-row>
        <table:table-row>
          <table:table-cell table:style-name="MaJ.A2" office:value-type="string">
            <text:p text:style-name="P11"/>
          </table:table-cell>
          <table:table-cell table:style-name="MaJ.A2" office:value-type="string">
            <text:p text:style-name="P12"/>
          </table:table-cell>
          <table:table-cell table:style-name="MaJ.C2" office:value-type="string">
            <text:p text:style-name="P12"/>
          </table:table-cell>
        </table:table-row>
        <table:table-row>
          <table:table-cell table:style-name="MaJ.A2" office:value-type="string">
            <text:p text:style-name="P13"/>
          </table:table-cell>
          <table:table-cell table:style-name="MaJ.A2" office:value-type="string">
            <text:p text:style-name="P13"/>
          </table:table-cell>
          <table:table-cell table:style-name="MaJ.C2" office:value-type="string">
            <text:p text:style-name="P13"/>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8"><text:a xlink:type="simple" xlink:href="#__RefHeading__981_48295595" text:style-name="Index_20_Link" text:visited-style-name="Index_20_Link">Présentation<text:tab/>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981_48295595"/><text:soft-page-break/>Présentation<text:bookmark-end text:name="__RefHeading__981_48295595"/></text:h>
      <text:p text:style-name="Standard">Le système est composé de trois entités principales : un serveur, un client lourd et une page web.</text:p>
      <text:p text:style-name="Standard"/>
      <text:p text:style-name="Standard">Trois configurations serveur sont possibles.</text:p>
      <text:p text:style-name="Standard">La première est composée d'un serveur installé sur la même machine que le client lourd.</text:p>
      <text:p text:style-name="Standard">La seconde comprend un serveur dédié installé dans la mairie.</text:p>
      <text:p text:style-name="Standard">La troisième quand à elle fait appel à un prestataire pour la gestion du serveur et de l'hébergement.</text:p>
      <text:p text:style-name="Standard"/>
      <text:p text:style-name="Standard"/>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1">Argument</text:p>
          </table:table-cell>
          <table:table-cell table:style-name="Table1.A1" office:value-type="string">
            <text:p text:style-name="P1">Tout en 1 serveur/client lourd</text:p>
          </table:table-cell>
          <table:table-cell table:style-name="Table1.A1" office:value-type="string">
            <text:p text:style-name="P1">Serveur dédié local</text:p>
          </table:table-cell>
          <table:table-cell table:style-name="Table1.D1" office:value-type="string">
            <text:p text:style-name="P1">Serveur distant</text:p>
          </table:table-cell>
        </table:table-row>
        <table:table-row>
          <table:table-cell table:style-name="Table1.A2" office:value-type="string">
            <text:p text:style-name="Table_20_Contents">Facilité d'installation</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Maintenabilité</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P15">Coût</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Performance</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
      <text:p text:style-name="Standard"/>
      <text:p text:style-name="Standard"/>
      <text:p text:style-name="Standard">Le client lourd sera installé sur un poste dédié au sein de la mairie. Ce poste servira à la saisie des pré-réservations et réservations de la salle polyvalente. Le client sera développé en langage Java.<text:line-break/>Une imprimante sera également installée sur ce poste pour permettre l'impression des documents tels que la convention ou l'état des lieux.</text:p>
      <text:p text:style-name="Standard"/>
      <text:p text:style-name="Standard">Une page web sera créée pour permettre une visualisation à tout moment de la disponibilité de la salle par les personnes désirant la réserver. Cette page d'accès public sera visible sur internet depuis n'importe quel poste ayant une connexion. La page sera développée en langage Java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59366c" officeooo:paragraph-rsid="000737c2"/>
    </style:style>
    <style:style style:name="MT1" style:family="text">
      <style:text-properties officeooo:rsid="008501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M1TIIL-AlpaReserv-Architectu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4-03-12T09:04:04</meta:creation-date>
    <dc:date>2014-03-12T13:55:43.648000000</dc:date>
    <meta:editing-duration>PT48M43S</meta:editing-duration>
    <meta:editing-cycles>17</meta:editing-cycles>
    <meta:generator>LibreOffice/4.2.0.4$Windows_x86 LibreOffice_project/05dceb5d363845f2cf968344d7adab8dcfb2ba71</meta:generator>
    <meta:document-statistic meta:table-count="2" meta:image-count="0" meta:object-count="0" meta:page-count="4" meta:paragraph-count="45" meta:word-count="240" meta:character-count="1512" meta:non-whitespace-character-count="1313"/>
  </office:meta>
</office:document-meta>
</file>